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0146323FFCB2DCE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ふい字Ｐ" svg:font-family="ふい字Ｐ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="solid" draw:fill-color="#c5cae9" draw:textarea-vertical-align="middle" draw:auto-grow-height="false" fo:min-height="1.243cm" fo:min-width="2.37cm" fo:padding-top="0.134cm" fo:padding-bottom="0.134cm" fo:padding-left="0.259cm" fo:padding-right="0.259cm" fo:wrap-option="wrap"/>
    </style:style>
    <style:style style:name="gr2" style:family="graphic" style:parent-style-name="standard">
      <style:graphic-properties draw:stroke="solid" draw:stroke-dash="Long_20_Dot" svg:stroke-width="0.053cm" svg:stroke-color="#424242" draw:marker-start-width="0.279cm" draw:marker-end-width="0.279cm" svg:stroke-linecap="butt" draw:fill="none" draw:textarea-horizontal-align="justify" draw:textarea-vertical-align="middle" draw:auto-grow-height="false" fo:min-height="1.112cm" fo:min-width="3.277cm" fo:padding-top="0.151cm" fo:padding-bottom="0.151cm" fo:padding-left="0.276cm" fo:padding-right="0.276cm"/>
    </style:style>
    <style:style style:name="gr3" style:family="graphic" style:parent-style-name="standard">
      <style:graphic-properties draw:opacity="45%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width="0.028cm" draw:marker-start-width="0.242cm" draw:marker-end-width="0.242cm" draw:fill="bitmap" draw:fill-color="#729fcf" draw:fill-image-name="Pool" draw:opacity="87%" draw:textarea-horizontal-align="justify" draw:textarea-vertical-align="middle" draw:auto-grow-height="false" fo:min-height="0.076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b71c1c" draw:marker-start-width="0.242cm" draw:marker-end-width="0.242cm" draw:fill-color="#ff3d00" draw:opacity="45%" draw:textarea-horizontal-align="justify" draw:textarea-vertical-align="middle" draw:auto-grow-height="false" fo:min-height="0.016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097cm"/>
      <style:paragraph-properties style:writing-mode="lr-tb"/>
    </style:style>
    <style:style style:name="gr7" style:family="graphic" style:parent-style-name="standard">
      <style:graphic-properties svg:stroke-width="0.018cm" draw:marker-start-width="0.227cm" draw:marker-end-width="0.227cm" draw:fill="solid" draw:fill-color="#c5cae9" draw:textarea-vertical-align="middle" draw:auto-grow-height="false" fo:min-height="1.295cm" fo:min-width="7.342cm" fo:padding-top="0.134cm" fo:padding-bottom="0.134cm" fo:padding-left="0.259cm" fo:padding-right="0.259cm" fo:wrap-option="wrap"/>
    </style:style>
    <style:style style:name="gr8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9" style:family="graphic" style:parent-style-name="standard">
      <style:graphic-properties draw:fill-color="#1a237e" draw:textarea-horizontal-align="justify" draw:textarea-vertical-align="middle" draw:auto-grow-height="false" fo:min-height="0.844cm" fo:min-width="0cm"/>
    </style:style>
    <style:style style:name="P1" style:family="paragraph">
      <loext:graphic-properties draw:fill="solid" draw:fill-color="#c5cae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45%"/>
      <style:paragraph-properties fo:text-align="center"/>
    </style:style>
    <style:style style:name="P4" style:family="paragraph">
      <loext:graphic-properties draw:fill="bitmap" draw:fill-color="#729fcf" draw:fill-image-name="Pool" draw:opacity="87%"/>
      <style:paragraph-properties fo:text-align="center"/>
    </style:style>
    <style:style style:name="P5" style:family="paragraph">
      <loext:graphic-properties draw:fill-color="#ff3d00" draw:opacity="45%"/>
      <style:paragraph-properties fo:text-align="center"/>
    </style:style>
    <style:style style:name="P6" style:family="paragraph">
      <style:paragraph-properties fo:text-align="center"/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P7" style:family="paragraph">
      <loext:graphic-properties draw:fill="none" draw:fill-color="#ffffff"/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P8" style:family="paragraph">
      <style:paragraph-properties fo:text-align="end"/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P9" style:family="paragraph">
      <style:text-properties style:font-name="あずきフォントP" fo:font-size="12pt" fo:font-weight="bold" style:font-name-asian="あずきフォントP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style:font-name="あずきフォントP" fo:font-size="12pt" fo:font-weight="bold" style:font-name-asian="あずきフォントP" style:font-size-asian="12pt" style:font-weight-asian="bold" style:font-size-complex="12pt" style:font-weight-complex="bold"/>
    </style:style>
    <style:style style:name="P11" style:family="paragraph">
      <loext:graphic-properties draw:fill-color="#1a237e"/>
      <style:paragraph-properties fo:text-align="center"/>
    </style:style>
    <style:style style:name="T1" style:family="text"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あずきフォントP" fo:font-size="12pt" fo:font-weight="bold" style:font-name-asian="あずきフォントP" style:font-size-asian="12pt" style:font-weight-asian="bold" style:font-size-complex="12pt" style:font-weight-complex="bold"/>
    </style:style>
    <style:style style:name="T3" style:family="text">
      <style:text-properties style:font-name="あずきフォントP" fo:font-size="10.5pt" fo:font-weight="bold" style:font-name-asian="あずきフォントP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888cm" svg:height="1.511cm" svg:x="0.25cm" svg:y="2.223cm">
          <text:p/>
          <draw:enhanced-geometry draw:glue-point-type="segments" draw:type="mso-spt100" draw:modifiers="-126.157397006435 134.92660330799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2" draw:layer="layout" svg:width="5.415cm" svg:height="2cm" svg:x="0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cm" svg:height="0.5cm" svg:x="5.25cm" svg:y="2.3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4" draw:text-style-name="P4" draw:layer="layout" svg:width="0.5cm" svg:height="0.5cm" svg:x="5.245cm" svg:y="2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0.75cm" svg:height="0.75cm" svg:x="1.322cm" svg:y="2.61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6" draw:text-style-name="P7" draw:layer="layout" svg:width="1.751cm" svg:height="0.674cm" svg:x="1.25cm" svg:y="3.25cm">
          <draw:text-box>
            <text:p text:style-name="P6"><text:span text:style-name="T1">太</text:span><text:span text:style-name="T1">陽</text:span></text:p>
          </draw:text-box>
        </draw:frame>
        <draw:frame draw:style-name="gr6" draw:text-style-name="P7" draw:layer="layout" svg:width="1.751cm" svg:height="0.674cm" svg:x="4.25cm" svg:y="3.65cm">
          <draw:text-box>
            <text:p text:style-name="P8"><text:span text:style-name="T1">惑星</text:span></text:p>
          </draw:text-box>
        </draw:frame>
        <draw:custom-shape draw:style-name="gr7" draw:text-style-name="P1" draw:layer="layout" svg:width="7.86cm" svg:height="1.563cm" svg:x="-2.195cm" svg:y="2.197cm">
          <text:p/>
          <draw:enhanced-geometry draw:glue-point-type="segments" draw:type="mso-spt100" draw:modifiers="8.37250286539729 -8.1430800691089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10" draw:layer="layout" svg:width="6cm" svg:height="1.097cm" svg:x="0cm" svg:y="0.75cm">
          <draw:text-box>
            <text:p text:style-name="P9"><text:span text:style-name="T2">面積速度一定</text:span></text:p>
            <text:p text:style-name="P9"><text:span text:style-name="T3">　</text:span><text:span text:style-name="T3">-&gt;</text:span><text:span text:style-name="T3">同じ時間に掃く面積は同じ</text:span></text:p>
          </draw:text-box>
        </draw:frame>
        <draw:custom-shape draw:style-name="gr9" draw:text-style-name="P11" draw:layer="layout" svg:width="0.25cm" svg:height="1.25cm" svg:x="4.25cm" svg:y="1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draw:layer="layout" svg:width="0.25cm" svg:height="1.25cm" svg:x="1cm" svg:y="1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ふい字Ｐ" svg:font-family="ふい字Ｐ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Pool" xlink:href="Pictures/100000000000005E0000005E0146323FFCB2DCEB.jpg" xlink:type="simple" xlink:show="embed" xlink:actuate="onLoad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19T13:13:34.147707486</dc:date>
    <meta:editing-duration>PT11H5S</meta:editing-duration>
    <meta:editing-cycles>403</meta:editing-cycles>
    <meta:generator>LibreOffice/7.3.5.2$Linux_X86_64 LibreOffice_project/30$Build-2</meta:generator>
    <meta:document-statistic meta:object-count="12"/>
  </office:meta>
</office:document-meta>
</file>